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c623e" officeooo:paragraph-rsid="000c623e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fo:font-weight="bold" officeooo:rsid="000c623e" officeooo:paragraph-rsid="000c623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0c623e" officeooo:paragraph-rsid="000c623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e7b92" officeooo:paragraph-rsid="000e7b9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e7b92" officeooo:paragraph-rsid="001059e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0e7b92" officeooo:paragraph-rsid="000e7b9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e7b92" officeooo:paragraph-rsid="001059e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2pt" fo:font-weight="bold" officeooo:rsid="000c623e" officeooo:paragraph-rsid="000c623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c623e" officeooo:paragraph-rsid="000c623e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dc2ef" officeooo:paragraph-rsid="000dc2e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e7b92" officeooo:paragraph-rsid="000e7b9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e7b92" officeooo:paragraph-rsid="000e7b92" style:font-size-asian="12pt" style:font-weight-asian="normal" style:font-size-complex="12pt" style:font-weight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</text:span> 2:</text:p>
      <text:p text:style-name="P1"/>
      <text:p text:style-name="P2">1. Aggregate Functions (COUNT, SUM, AVG, MIN, MAX)</text:p>
      <text:p text:style-name="P3"><text:span text:style-name="T2"><text:s/></text:span>a. Count the total number of users</text:p>
      <text:p text:style-name="P1"><text:span text:style-name="T4"/></text:p>
      <text:p text:style-name="P1"><text:span text:style-name="T3">SQL QUERY:</text:span></text:p>
      <text:p text:style-name="P1"><text:span text:style-name="T3"/></text:p>
      <text:p text:style-name="P1"><text:span text:style-name="T3">SELECT COUNT(*)</text:span></text:p>
      <text:p text:style-name="P1"><text:span text:style-name="T3">FROM hc.users;</text:span></text:p>
      <text:p text:style-name="P1"><text:span text:style-name="T3"/></text:p>
      <text:p text:style-name="P1"><text:span text:style-name="T3"><text:s/></text:span><text:span text:style-name="T5">b. Count the number of active users </text:span></text:p>
      <text:p text:style-name="P1"><text:span text:style-name="T5"/></text:p>
      <text:p text:style-name="P8"><text:span text:style-name="T2">SQL QUERY:</text:span></text:p>
      <text:p text:style-name="P8"><text:span text:style-name="T2"/></text:p>
      <text:p text:style-name="P8"><text:span text:style-name="T2">SELECT COUNT(*)</text:span></text:p>
      <text:p text:style-name="P8"><text:span text:style-name="T2">FROM hc.users</text:span></text:p>
      <text:p text:style-name="P8"><text:span text:style-name="T2">WHERE is_active IS TRUE;</text:span></text:p>
      <text:p text:style-name="P1"><text:span text:style-name="T3"/></text:p>
      <text:p text:style-name="P3">c. Count the number of users per role</text:p>
      <text:p text:style-name="P3"/>
      <text:p text:style-name="P1"><text:span text:style-name="T3"/></text:p>
      <text:p text:style-name="P3">d. Find the minimum and maximum birth_date of users</text:p>
      <text:p text:style-name="P3"/>
      <text:p text:style-name="P9"><text:span text:style-name="T2">SQL QUERY:</text:span></text:p>
      <text:p text:style-name="P9"><text:span text:style-name="T2"/></text:p>
      <text:p text:style-name="P1"><text:span text:style-name="T3">SELECT</text:span></text:p>
      <text:p text:style-name="P1"><text:span text:style-name="T3"><text:s text:c="4"/>MIN(birth_date) AS earliest_birth_date,</text:span></text:p>
      <text:p text:style-name="P1"><text:span text:style-name="T3"><text:s text:c="4"/>MAX(birth_date) AS latest_birth_date</text:span></text:p>
      <text:p text:style-name="P1"><text:span text:style-name="T3">FROM hc.users;</text:span></text:p>
      <text:p text:style-name="P1"><text:span text:style-name="T3"/></text:p>
      <text:p text:style-name="P3">e. Calculate the average age of users </text:p>
      <text:p text:style-name="P3"/>
      <text:p text:style-name="P10"><text:span text:style-name="T2">SQL QUERY:</text:span></text:p>
      <text:p text:style-name="P1"><text:span text:style-name="T3">SELECT<text:line-break/> <text:s text:c="3"/>AVG(EXTRACT(YEAR FROM age(CURRENT_DATE, birth_date))) AS average_age<text:line-break/>FROM hc.users<text:line-break/>WHERE birth_date IS NOT NULL;<text:line-break/></text:span></text:p>
      <text:p text:style-name="P3">f. Count total categories per service type </text:p>
      <text:p text:style-name="P11"><text:span text:style-name="T2">SQL QUERY</text:span>:</text:p>
      <text:p text:style-name="P12">SELECT<text:line-break/> <text:s text:c="3"/>st.service_type_name,<text:line-break/> <text:s text:c="3"/>COUNT(c.category_id) AS total_categories<text:line-break/>FROM hc.service_types st<text:line-break/>LEFT JOIN hc.categories c<text:line-break/> <text:s text:c="3"/>ON st.service_type_id = c.service_type_id<text:line-break/>GROUP BY st.service_type_name<text:line-break/>ORDER BY st.service_type_name;<text:line-break/></text:p>
      <text:p text:style-name="P3"><text:soft-page-break/>g. Count total sub-categories per category </text:p>
      <text:p text:style-name="P3"/>
      <text:p text:style-name="P6">SQL QUERY:</text:p>
      <text:p text:style-name="P6">SELECT<text:line-break/> <text:s text:c="3"/>c.category_name,<text:line-break/> <text:s text:c="3"/>COUNT(sc.sub_category_id) AS total_sub_categories<text:line-break/>FROM hc.categories c<text:line-break/>LEFT JOIN hc.sub_categories sc<text:line-break/> <text:s text:c="3"/>ON c.category_id = sc.category_id<text:line-break/>GROUP BY c.category_name<text:line-break/>ORDER BY c.category_name;<text:line-break/></text:p>
      <text:p text:style-name="P4"/>
      <text:p text:style-name="P5">2. GROUP BY &amp; HAVING</text:p>
      <text:p text:style-name="P7"><text:s/>a. Fetch the number of users grouped by role</text:p>
      <text:p text:style-name="P7">SELECT</text:p>
      <text:p text:style-name="P7"><text:s text:c="4"/>r.role_name,</text:p>
      <text:p text:style-name="P7"><text:s text:c="4"/>COUNT(u.user_id) AS total_users</text:p>
      <text:p text:style-name="P7">FROM hc.roles r</text:p>
      <text:p text:style-name="P7">LEFT JOIN hc.users u</text:p>
      <text:p text:style-name="P7"><text:s text:c="4"/>ON r.role_id = u.role_id</text:p>
      <text:p text:style-name="P7">GROUP BY r.role_name</text:p>
      <text:p text:style-name="P7">ORDER BY r.role_name;</text:p>
      <text:p text:style-name="P7"/>
      <text:p text:style-name="P7"><text:s/>b. Fetch roles having more than 2 users </text:p>
      <text:p text:style-name="P7">c. Fetch service types having more than 3 categories</text:p>
      <text:p text:style-name="P7">d. Fetch categories having at least 2 sub-categories</text:p>
      <text:p text:style-name="P7">e. Fetch users grouped by birth year </text:p>
      <text:p text:style-name="P7">f. Fetch birth years having more than 5 users 3. Joi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6T14:15:38.526000000</meta:creation-date>
    <dc:date>2026-01-16T18:23:30.029000000</dc:date>
    <meta:editing-duration>PT1H17M31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42" meta:word-count="231" meta:character-count="1636" meta:non-whitespace-character-count="1385"/>
  </office:meta>
</office:document-meta>
</file>